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条件语句pq真值表" style:family="table">
      <style:table-properties style:width="17cm" table:align="margins"/>
    </style:style>
    <style:style style:name="条件语句pq真值表.A" style:family="table-column">
      <style:table-column-properties style:column-width="5.667cm" style:rel-column-width="21845*"/>
    </style:style>
    <style:style style:name="条件语句pq真值表.A1" style:family="table-cell">
      <style:table-cell-properties fo:padding="0cm" fo:border="none" style:writing-mode="pag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51cm" style:rel-column-width="16384*"/>
    </style:style>
    <style:style style:name="表格1.D" style:family="table-column">
      <style:table-column-properties style:column-width="4.249cm" style:rel-column-width="16383*"/>
    </style:style>
    <style:style style:name="表格1.A1" style:family="table-cell">
      <style:table-cell-properties fo:padding="0cm" fo:border="none" style:writing-mode="page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3.401cm" style:rel-column-width="13107*"/>
    </style:style>
    <style:style style:name="表格2.C" style:family="table-column">
      <style:table-column-properties style:column-width="3.401cm" style:rel-column-width="13108*"/>
    </style:style>
    <style:style style:name="表格2.E" style:family="table-column">
      <style:table-column-properties style:column-width="3.399cm" style:rel-column-width="13106*"/>
    </style:style>
    <style:style style:name="表格2.A1" style:family="table-cell">
      <style:table-cell-properties fo:padding="0cm" fo:border="none" style:writing-mode="page"/>
    </style:style>
    <style:style style:name="表格2.5" style:family="table-row">
      <style:table-row-properties style:min-row-height="0.683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401cm" style:rel-column-width="13107*"/>
    </style:style>
    <style:style style:name="表格3.C" style:family="table-column">
      <style:table-column-properties style:column-width="3.401cm" style:rel-column-width="13108*"/>
    </style:style>
    <style:style style:name="表格3.E" style:family="table-column">
      <style:table-column-properties style:column-width="3.399cm" style:rel-column-width="13106*"/>
    </style:style>
    <style:style style:name="表格3.A1" style:family="table-cell">
      <style:table-cell-properties fo:padding="0cm" fo:border="none" style:writing-mode="page"/>
    </style:style>
    <style:style style:name="表格3.5" style:family="table-row">
      <style:table-row-properties style:min-row-height="0.683cm"/>
    </style:style>
    <style:style style:name="_31_1例14" style:display-name="11例14" style:family="table">
      <style:table-properties style:width="17cm" table:align="margins"/>
    </style:style>
    <style:style style:name="_31_1例14.A" style:display-name="11例14.A" style:family="table-column">
      <style:table-column-properties style:column-width="2.833cm" style:rel-column-width="10922*"/>
    </style:style>
    <style:style style:name="_31_1例14.F" style:display-name="11例14.F" style:family="table-column">
      <style:table-column-properties style:column-width="2.835cm" style:rel-column-width="10925*"/>
    </style:style>
    <style:style style:name="_31_1例14.A1" style:display-name="11例14.A1" style:family="table-cell">
      <style:table-cell-properties style:writing-mode="page"/>
    </style:style>
    <style:style style:name="_31_1例14.5" style:display-name="11例14.5" style:family="table-row">
      <style:table-row-properties style:min-row-height="0.653cm"/>
    </style:style>
    <style:style style:name="P1" style:family="paragraph" style:parent-style-name="Standard">
      <style:text-properties style:font-name="Open Sans" fo:font-size="12pt" officeooo:paragraph-rsid="000b5d6a" style:font-name-asian="Open Sans" style:font-size-asian="12pt" style:font-size-complex="12pt"/>
    </style:style>
    <style:style style:name="P2" style:family="paragraph" style:parent-style-name="Standard">
      <style:text-properties style:font-name="Open Sans" fo:font-size="12pt" officeooo:rsid="000fc681" officeooo:paragraph-rsid="000fc681" style:font-name-asian="Open Sans" style:font-size-asian="12pt" style:font-size-complex="12pt"/>
    </style:style>
    <style:style style:name="P3" style:family="paragraph" style:parent-style-name="Standard">
      <style:text-properties style:font-name="Open Sans" fo:font-size="12pt" officeooo:rsid="000fc681" officeooo:paragraph-rsid="0010582e" style:font-name-asian="Open Sans" style:font-size-asian="12pt" style:font-size-complex="12pt"/>
    </style:style>
    <style:style style:name="P4" style:family="paragraph" style:parent-style-name="Standard">
      <style:text-properties style:font-name="Open Sans" fo:font-size="12pt" officeooo:rsid="001166b7" officeooo:paragraph-rsid="001166b7" style:font-name-asian="Open Sans" style:font-size-asian="12pt" style:font-size-complex="12pt"/>
    </style:style>
    <style:style style:name="P5" style:family="paragraph" style:parent-style-name="Standard">
      <style:text-properties style:font-name="Open Sans" fo:font-size="12pt" officeooo:paragraph-rsid="001166b7" style:font-name-asian="Open Sans" style:font-size-asian="12pt" style:font-size-complex="12pt"/>
    </style:style>
    <style:style style:name="P6" style:family="paragraph" style:parent-style-name="Standard">
      <style:text-properties style:font-name="Open Sans" fo:font-size="12pt" officeooo:rsid="0012a36b" officeooo:paragraph-rsid="0012a36b" style:font-name-asian="Open Sans" style:font-size-asian="12pt" style:font-size-complex="12pt"/>
    </style:style>
    <style:style style:name="P7" style:family="paragraph" style:parent-style-name="Standard">
      <style:text-properties style:font-name="Open Sans" fo:font-size="12pt" officeooo:rsid="00193464" officeooo:paragraph-rsid="00193464" style:font-name-asian="Open Sans" style:font-size-asian="12pt" style:font-size-complex="12pt"/>
    </style:style>
    <style:style style:name="P8" style:family="paragraph" style:parent-style-name="Standard">
      <style:text-properties style:font-name="Open Sans" fo:font-size="12pt" officeooo:rsid="001a619c" officeooo:paragraph-rsid="001a619c" style:font-name-asian="Open Sans" style:font-size-asian="12pt" style:font-size-complex="12pt"/>
    </style:style>
    <style:style style:name="P9" style:family="paragraph" style:parent-style-name="Standard">
      <style:text-properties style:font-name="Open Sans" fo:font-size="12pt" officeooo:rsid="001b66a1" officeooo:paragraph-rsid="001b66a1" style:font-name-asian="Open Sans" style:font-size-asian="12pt" style:font-size-complex="12pt"/>
    </style:style>
    <style:style style:name="P10" style:family="paragraph" style:parent-style-name="Standard">
      <style:text-properties style:font-name="Open Sans" fo:font-size="12pt" officeooo:rsid="001b785c" officeooo:paragraph-rsid="001b785c" style:font-name-asian="Open Sans" style:font-size-asian="12pt" style:font-size-complex="12pt"/>
    </style:style>
    <style:style style:name="P11" style:family="paragraph" style:parent-style-name="Standard">
      <style:text-properties style:font-name="Open Sans" fo:font-size="12pt" officeooo:rsid="001c3f89" officeooo:paragraph-rsid="001c3f89" style:font-name-asian="Open Sans" style:font-size-asian="12pt" style:font-size-complex="12pt"/>
    </style:style>
    <style:style style:name="P12" style:family="paragraph" style:parent-style-name="Standard">
      <style:text-properties style:font-name="Open Sans" fo:font-size="12pt" officeooo:rsid="001d4861" officeooo:paragraph-rsid="001d4861" style:font-name-asian="Open Sans" style:font-size-asian="12pt" style:font-size-complex="12pt"/>
    </style:style>
    <style:style style:name="P13" style:family="paragraph" style:parent-style-name="Standard">
      <style:text-properties style:font-name="Open Sans" fo:font-size="12pt" officeooo:rsid="001e9937" officeooo:paragraph-rsid="001e9937" style:font-name-asian="Open Sans" style:font-size-asian="12pt" style:font-size-complex="12pt"/>
    </style:style>
    <style:style style:name="P14" style:family="paragraph" style:parent-style-name="Standard">
      <style:text-properties style:font-name="Open Sans" fo:font-size="12pt" officeooo:rsid="001edf8f" officeooo:paragraph-rsid="001edf8f" style:font-name-asian="Open Sans" style:font-size-asian="12pt" style:font-size-complex="12pt"/>
    </style:style>
    <style:style style:name="P15" style:family="paragraph" style:parent-style-name="Standard">
      <style:text-properties style:font-name="Open Sans" fo:font-size="12pt" officeooo:rsid="00203ab3" officeooo:paragraph-rsid="00203ab3" style:font-name-asian="Open Sans" style:font-size-asian="12pt" style:font-size-complex="12pt"/>
    </style:style>
    <style:style style:name="P16" style:family="paragraph" style:parent-style-name="Standard">
      <style:text-properties style:font-name="Open Sans" fo:font-size="12pt" officeooo:rsid="0021d16c" officeooo:paragraph-rsid="0021d16c" style:font-name-asian="Open Sans" style:font-size-asian="12pt" style:font-size-complex="12pt"/>
    </style:style>
    <style:style style:name="P17" style:family="paragraph" style:parent-style-name="Standard">
      <style:text-properties style:font-name="Open Sans" fo:font-size="12pt" officeooo:rsid="002349da" officeooo:paragraph-rsid="002349da" style:font-name-asian="Open Sans" style:font-size-asian="12pt" style:font-size-complex="12pt"/>
    </style:style>
    <style:style style:name="P18" style:family="paragraph" style:parent-style-name="Standard">
      <style:text-properties style:font-name="Open Sans" fo:font-size="12pt" officeooo:rsid="00276ff3" officeooo:paragraph-rsid="00276ff3" style:font-name-asian="Open Sans" style:font-size-asian="12pt" style:font-size-complex="12pt"/>
    </style:style>
    <style:style style:name="P19" style:family="paragraph" style:parent-style-name="Standard">
      <style:text-properties style:font-name="Open Sans" fo:font-size="12pt" officeooo:rsid="00276ff3" officeooo:paragraph-rsid="002945d9" style:font-name-asian="Open Sans" style:font-size-asian="12pt" style:font-size-complex="12pt"/>
    </style:style>
    <style:style style:name="P20" style:family="paragraph" style:parent-style-name="Standard">
      <style:text-properties style:font-name="Open Sans" fo:font-size="12pt" officeooo:rsid="002945d9" officeooo:paragraph-rsid="002945d9" style:font-name-asian="Open Sans" style:font-size-asian="12pt" style:font-size-complex="12pt"/>
    </style:style>
    <style:style style:name="P21" style:family="paragraph" style:parent-style-name="Standard">
      <style:text-properties style:font-name="Open Sans" fo:font-size="12pt" officeooo:rsid="002bc4f2" officeooo:paragraph-rsid="002bc4f2" style:font-name-asian="Open Sans" style:font-size-asian="12pt" style:font-size-complex="12pt"/>
    </style:style>
    <style:style style:name="P22" style:family="paragraph" style:parent-style-name="Standard">
      <style:text-properties style:font-name="Open Sans" fo:font-size="12pt" officeooo:rsid="002fdd67" officeooo:paragraph-rsid="002fdd67" style:font-name-asian="Open Sans" style:font-size-asian="12pt" style:font-size-complex="12pt"/>
    </style:style>
    <style:style style:name="P23" style:family="paragraph" style:parent-style-name="Standard">
      <style:text-properties style:font-name="Open Sans" fo:font-size="12pt" officeooo:rsid="003007b9" officeooo:paragraph-rsid="003007b9" style:font-name-asian="Open Sans" style:font-size-asian="12pt" style:font-size-complex="12pt"/>
    </style:style>
    <style:style style:name="P24" style:family="paragraph" style:parent-style-name="Standard">
      <style:text-properties style:font-name="Open Sans" fo:font-size="12pt" officeooo:rsid="0031fa9d" officeooo:paragraph-rsid="0031fa9d" style:font-name-asian="Open Sans" style:font-size-asian="12pt" style:font-size-complex="12pt"/>
    </style:style>
    <style:style style:name="P25" style:family="paragraph" style:parent-style-name="Standard">
      <style:text-properties style:font-name="Open Sans" fo:font-size="12pt" officeooo:rsid="0032e049" officeooo:paragraph-rsid="0032e049" style:font-name-asian="Open Sans" style:font-size-asian="12pt" style:font-size-complex="12pt"/>
    </style:style>
    <style:style style:name="P26" style:family="paragraph" style:parent-style-name="Standard">
      <style:text-properties style:font-name="Open Sans" fo:font-size="12pt" officeooo:rsid="0032e1c5" officeooo:paragraph-rsid="0032e1c5" style:font-name-asian="Open Sans" style:font-size-asian="12pt" style:font-size-complex="12pt"/>
    </style:style>
    <style:style style:name="P27" style:family="paragraph" style:parent-style-name="Standard">
      <style:text-properties style:font-name="Open Sans" fo:font-size="12pt" officeooo:rsid="00351801" officeooo:paragraph-rsid="00351801" style:font-name-asian="Open Sans" style:font-size-asian="12pt" style:font-size-complex="12pt"/>
    </style:style>
    <style:style style:name="P28" style:family="paragraph" style:parent-style-name="Standard">
      <style:text-properties style:font-name="Open Sans" fo:font-size="12pt" officeooo:rsid="0035fcdf" officeooo:paragraph-rsid="0035fcdf" style:font-name-asian="Open Sans" style:font-size-asian="12pt" style:font-size-complex="12pt"/>
    </style:style>
    <style:style style:name="P29" style:family="paragraph" style:parent-style-name="Standard">
      <style:text-properties style:font-name="Open Sans" fo:font-size="12pt" officeooo:rsid="0037747b" officeooo:paragraph-rsid="0037747b" style:font-name-asian="Open Sans" style:font-size-asian="12pt" style:font-size-complex="12pt"/>
    </style:style>
    <style:style style:name="P30" style:family="paragraph" style:parent-style-name="Standard">
      <style:text-properties style:font-name="Open Sans" fo:font-size="12pt" officeooo:rsid="00393eb7" officeooo:paragraph-rsid="00393eb7" style:font-name-asian="Open Sans" style:font-size-asian="12pt" style:font-size-complex="12pt"/>
    </style:style>
    <style:style style:name="P31" style:family="paragraph" style:parent-style-name="Standard">
      <style:text-properties style:font-name="Open Sans" fo:font-size="12pt" officeooo:rsid="003b2626" officeooo:paragraph-rsid="003b2626" style:font-name-asian="Open Sans" style:font-size-asian="12pt" style:font-size-complex="12pt"/>
    </style:style>
    <style:style style:name="P32" style:family="paragraph" style:parent-style-name="Standard">
      <style:text-properties style:font-name="Open Sans" fo:font-size="12pt" officeooo:rsid="003cd584" officeooo:paragraph-rsid="003cd584" style:font-name-asian="Open Sans" style:font-size-asian="12pt" style:font-size-complex="12pt"/>
    </style:style>
    <style:style style:name="P33" style:family="paragraph" style:parent-style-name="Standard">
      <style:text-properties style:font-name="Open Sans" fo:font-size="12pt" officeooo:paragraph-rsid="003cd584" style:font-name-asian="Open Sans" style:font-size-asian="12pt" style:font-size-complex="12pt"/>
    </style:style>
    <style:style style:name="P34" style:family="paragraph" style:parent-style-name="Standard">
      <style:text-properties officeooo:paragraph-rsid="0010582e"/>
    </style:style>
    <style:style style:name="P35" style:family="paragraph" style:parent-style-name="Standard">
      <style:text-properties officeooo:paragraph-rsid="001166b7"/>
    </style:style>
    <style:style style:name="P36" style:family="paragraph" style:parent-style-name="Standard">
      <style:text-properties fo:color="#c9211e" style:font-name="Open Sans" fo:font-size="12pt" officeooo:paragraph-rsid="003cd584" style:font-name-asian="Open Sans" style:font-size-asian="12pt" style:font-size-complex="12pt"/>
    </style:style>
    <style:style style:name="P37" style:family="paragraph" style:parent-style-name="Standard">
      <style:text-properties fo:color="#c9211e" style:font-name="Open Sans" fo:font-size="12pt" officeooo:rsid="00415266" officeooo:paragraph-rsid="00415266" style:font-name-asian="Open Sans" style:font-size-asian="12pt" style:font-size-complex="12pt"/>
    </style:style>
    <style:style style:name="P38" style:family="paragraph" style:parent-style-name="Standard">
      <style:text-properties fo:color="#c9211e" style:font-name="Open Sans" fo:font-size="12pt" officeooo:rsid="0043452f" officeooo:paragraph-rsid="0043452f" style:font-name-asian="Open Sans" style:font-size-asian="12pt" style:font-size-complex="12pt"/>
    </style:style>
    <style:style style:name="P39" style:family="paragraph" style:parent-style-name="Standard">
      <style:text-properties fo:color="#c9211e" style:font-name="Open Sans" fo:font-size="12pt" officeooo:rsid="0047a714" officeooo:paragraph-rsid="0047a714" style:font-name-asian="Open Sans" style:font-size-asian="12pt" style:font-size-complex="12pt"/>
    </style:style>
    <style:style style:name="P40" style:family="paragraph" style:parent-style-name="Standard">
      <style:text-properties fo:color="#c9211e" style:font-name="Open Sans" fo:font-size="12pt" officeooo:rsid="004c4b3c" officeooo:paragraph-rsid="004c4b3c" style:font-name-asian="Open Sans" style:font-size-asian="12pt" style:font-size-complex="12pt"/>
    </style:style>
    <style:style style:name="P41" style:family="paragraph" style:parent-style-name="Standard">
      <style:text-properties fo:color="#c9211e" style:font-name="Open Sans" fo:font-size="12pt" officeooo:rsid="005018da" officeooo:paragraph-rsid="005018da" style:font-name-asian="Open Sans" style:font-size-asian="12pt" style:font-size-complex="12pt"/>
    </style:style>
    <style:style style:name="P42" style:family="paragraph" style:parent-style-name="Standard">
      <style:text-properties fo:color="#c9211e" style:font-name="Open Sans" fo:font-size="12pt" officeooo:rsid="0057dc22" officeooo:paragraph-rsid="0057dc22" style:font-name-asian="Open Sans" style:font-size-asian="12pt" style:font-size-complex="12pt"/>
    </style:style>
    <style:style style:name="P43" style:family="paragraph" style:parent-style-name="Standard">
      <style:text-properties fo:color="#c9211e" style:font-name="Open Sans" fo:font-size="12pt" officeooo:rsid="0058ee0e" officeooo:paragraph-rsid="0058ee0e" style:font-name-asian="Open Sans" style:font-size-asian="12pt" style:font-size-complex="12pt"/>
    </style:style>
    <style:style style:name="P44" style:family="paragraph" style:parent-style-name="Standard">
      <style:text-properties fo:color="#c9211e" style:font-name="Open Sans" fo:font-size="12pt" officeooo:rsid="005b9d5e" officeooo:paragraph-rsid="005b9d5e" style:font-name-asian="Open Sans" style:font-size-asian="12pt" style:font-size-complex="12pt"/>
    </style:style>
    <style:style style:name="P45" style:family="paragraph" style:parent-style-name="Standard">
      <style:text-properties fo:color="#c9211e" style:font-name="Open Sans" fo:font-size="12pt" officeooo:rsid="006001f4" officeooo:paragraph-rsid="006001f4" style:font-name-asian="Open Sans" style:font-size-asian="12pt" style:font-size-complex="12pt"/>
    </style:style>
    <style:style style:name="P46" style:family="paragraph" style:parent-style-name="Standard">
      <style:text-properties fo:color="#c9211e" style:font-name="Open Sans" fo:font-size="12pt" officeooo:rsid="006486cd" officeooo:paragraph-rsid="006486cd" style:font-name-asian="Open Sans" style:font-size-asian="12pt" style:font-size-complex="12pt"/>
    </style:style>
    <style:style style:name="P47" style:family="paragraph" style:parent-style-name="Standard">
      <style:text-properties fo:color="#c9211e" style:font-name="Open Sans" fo:font-size="12pt" officeooo:rsid="006bbea5" officeooo:paragraph-rsid="006bbea5" style:font-name-asian="Open Sans" style:font-size-asian="12pt" style:font-size-complex="12pt"/>
    </style:style>
    <style:style style:name="P48" style:family="paragraph" style:parent-style-name="Standard">
      <style:text-properties fo:color="#ff0000" style:font-name="Open Sans" fo:font-size="12pt" officeooo:rsid="005b9d5e" officeooo:paragraph-rsid="005b9d5e" style:font-name-asian="Open Sans" style:font-size-asian="12pt" style:font-size-complex="12pt"/>
    </style:style>
    <style:style style:name="P49" style:family="paragraph" style:parent-style-name="Standard">
      <style:text-properties fo:color="#ff0000" style:font-name="Open Sans" fo:font-size="12pt" officeooo:rsid="006001f4" officeooo:paragraph-rsid="006001f4" style:font-name-asian="Open Sans" style:font-size-asian="12pt" style:font-size-complex="12pt"/>
    </style:style>
    <style:style style:name="P50" style:family="paragraph" style:parent-style-name="Standard">
      <style:text-properties fo:color="#ff0000" style:font-name="Open Sans" fo:font-size="12pt" officeooo:rsid="006004ee" officeooo:paragraph-rsid="006142d7" style:font-name-asian="Open Sans" style:font-size-asian="12pt" style:font-size-complex="12pt"/>
    </style:style>
    <style:style style:name="P51" style:family="paragraph" style:parent-style-name="Subtitle">
      <style:paragraph-properties fo:text-align="start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style:font-name="Open Sans" fo:font-size="12pt" style:font-name-asian="Open Sans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Open Sans" fo:font-size="12pt" officeooo:paragraph-rsid="000b5d6a" style:font-name-asian="Open Sans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Open Sans" fo:font-size="12pt" officeooo:paragraph-rsid="0010582e" style:font-name-asian="Open Sans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Open Sans" fo:font-size="12pt" officeooo:paragraph-rsid="001166b7" style:font-name-asian="Open Sans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Open Sans" fo:font-size="12pt" officeooo:rsid="000b5d6a" officeooo:paragraph-rsid="000b5d6a" style:font-name-asian="Open Sans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Open Sans" fo:font-size="12pt" officeooo:rsid="000b5d6a" officeooo:paragraph-rsid="0010582e" style:font-name-asian="Open Sans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Open Sans" fo:font-size="12pt" officeooo:rsid="000b5d6a" officeooo:paragraph-rsid="001166b7" style:font-name-asian="Open Sans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Open Sans" fo:font-size="12pt" officeooo:rsid="000bca09" officeooo:paragraph-rsid="000bca09" style:font-name-asian="Open Sans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Open Sans" fo:font-size="12pt" officeooo:rsid="000cc62f" officeooo:paragraph-rsid="000cc62f" style:font-name-asian="Open Sans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Open Sans" fo:font-size="12pt" officeooo:rsid="000ec149" officeooo:paragraph-rsid="000ec149" style:font-name-asian="Open Sans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Open Sans" fo:font-size="12pt" officeooo:rsid="0010de97" officeooo:paragraph-rsid="0010de97" style:font-name-asian="Open Sans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Open Sans" fo:font-size="12pt" officeooo:rsid="001166b7" officeooo:paragraph-rsid="001166b7" style:font-name-asian="Open Sans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Open Sans" officeooo:rsid="0013ae2f" officeooo:paragraph-rsid="0013ae2f" style:font-name-asian="Open Sans"/>
    </style:style>
    <style:style style:name="P65" style:family="paragraph" style:parent-style-name="Table_20_Contents">
      <style:paragraph-properties fo:text-align="center" style:justify-single-word="false"/>
      <style:text-properties style:font-name="Open Sans" style:font-name-asian="Open Sans"/>
    </style:style>
    <style:style style:name="P66" style:family="paragraph" style:parent-style-name="Text_20_body">
      <style:text-properties style:font-name="Open Sans" fo:font-size="12pt" officeooo:rsid="0004ae4f" officeooo:paragraph-rsid="0004ae4f" style:font-name-asian="Open Sans" style:font-size-asian="12pt" style:font-size-complex="12pt"/>
    </style:style>
    <style:style style:name="P67" style:family="paragraph" style:parent-style-name="Text_20_body">
      <style:text-properties style:font-name="Open Sans" fo:font-size="12pt" officeooo:rsid="0004ae4f" officeooo:paragraph-rsid="000b5d6a" style:font-name-asian="Open Sans" style:font-size-asian="12pt" style:font-size-complex="12pt"/>
    </style:style>
    <style:style style:name="P68" style:family="paragraph" style:parent-style-name="Text_20_body">
      <style:text-properties style:font-name="Open Sans" fo:font-size="12pt" officeooo:rsid="0004ae4f" officeooo:paragraph-rsid="0012a36b" style:font-name-asian="Open Sans" style:font-size-asian="12pt" style:font-size-complex="12pt"/>
    </style:style>
    <style:style style:name="P69" style:family="paragraph" style:parent-style-name="Text_20_body">
      <style:text-properties style:font-name="Open Sans" fo:font-size="12pt" officeooo:rsid="0004ae4f" officeooo:paragraph-rsid="0012a36b" fo:background-color="#333333" style:font-name-asian="Open Sans" style:font-size-asian="12pt" style:font-size-complex="12pt"/>
    </style:style>
    <style:style style:name="P70" style:family="paragraph" style:parent-style-name="Text_20_body">
      <style:text-properties style:font-name="Open Sans" fo:font-size="12pt" fo:background-color="#000000" style:font-name-asian="Open Sans" style:font-size-asian="12pt" style:font-size-complex="12pt"/>
    </style:style>
    <style:style style:name="P71" style:family="paragraph" style:parent-style-name="Text_20_body">
      <style:text-properties style:font-name="Open Sans" style:font-name-asian="Open Sans"/>
    </style:style>
    <style:style style:name="P72" style:family="paragraph" style:parent-style-name="Text_20_body">
      <style:paragraph-properties fo:text-align="center" style:justify-single-word="false"/>
      <style:text-properties style:font-name="Open Sans" officeooo:rsid="0012a36b" officeooo:paragraph-rsid="0013ae2f" style:font-name-asian="Open Sans"/>
    </style:style>
    <style:style style:name="P73" style:family="paragraph" style:parent-style-name="Standard">
      <style:paragraph-properties fo:break-before="page"/>
      <style:text-properties style:font-name="Open Sans" fo:font-size="12pt" officeooo:rsid="002bc4f2" officeooo:paragraph-rsid="002bc4f2" style:font-name-asian="Open Sans" style:font-size-asian="12pt" style:font-size-complex="12pt"/>
    </style:style>
    <style:style style:name="P74" style:family="paragraph" style:parent-style-name="Standard">
      <style:text-properties style:font-name="Open Sans" fo:font-size="12pt" officeooo:rsid="003cd584" officeooo:paragraph-rsid="003cd584" style:font-name-asian="Open Sans" style:font-size-asian="12pt" style:font-size-complex="12pt"/>
    </style:style>
    <style:style style:name="P75" style:family="paragraph" style:parent-style-name="Standard">
      <style:text-properties fo:color="#000000" style:font-name="Open Sans" fo:font-size="12pt" officeooo:rsid="0043452f" officeooo:paragraph-rsid="0043452f" style:font-name-asian="Open Sans" style:font-size-asian="12pt" style:font-size-complex="12pt"/>
    </style:style>
    <style:style style:name="P76" style:family="paragraph" style:parent-style-name="Standard">
      <style:text-properties fo:color="#000000" style:font-name="Open Sans" fo:font-size="12pt" officeooo:rsid="0047a714" officeooo:paragraph-rsid="0047a714" style:font-name-asian="Open Sans" style:font-size-asian="12pt" style:font-size-complex="12pt"/>
    </style:style>
    <style:style style:name="P77" style:family="paragraph" style:parent-style-name="Standard">
      <style:text-properties fo:color="#000000" style:font-name="Open Sans" fo:font-size="12pt" officeooo:rsid="0048da9f" officeooo:paragraph-rsid="0048da9f" style:font-name-asian="Open Sans" style:font-size-asian="12pt" style:font-size-complex="12pt"/>
    </style:style>
    <style:style style:name="P78" style:family="paragraph" style:parent-style-name="Standard">
      <style:text-properties fo:color="#000000" style:font-name="Open Sans" fo:font-size="12pt" officeooo:rsid="004aa181" officeooo:paragraph-rsid="004aa181" style:font-name-asian="Open Sans" style:font-size-asian="12pt" style:font-size-complex="12pt"/>
    </style:style>
    <style:style style:name="P79" style:family="paragraph" style:parent-style-name="Standard">
      <style:text-properties fo:color="#000000" style:font-name="Open Sans" fo:font-size="12pt" officeooo:rsid="00415266" officeooo:paragraph-rsid="00415266" style:font-name-asian="Open Sans" style:font-size-asian="12pt" style:font-size-complex="12pt"/>
    </style:style>
    <style:style style:name="P80" style:family="paragraph" style:parent-style-name="Standard">
      <style:text-properties fo:color="#000000" style:font-name="Open Sans" fo:font-size="12pt" officeooo:rsid="004ebb95" officeooo:paragraph-rsid="004ebb95" style:font-name-asian="Open Sans" style:font-size-asian="12pt" style:font-size-complex="12pt"/>
    </style:style>
    <style:style style:name="P81" style:family="paragraph" style:parent-style-name="Standard">
      <style:text-properties fo:color="#000000" style:font-name="Open Sans" fo:font-size="12pt" officeooo:rsid="005018da" officeooo:paragraph-rsid="005018da" style:font-name-asian="Open Sans" style:font-size-asian="12pt" style:font-size-complex="12pt"/>
    </style:style>
    <style:style style:name="P82" style:family="paragraph" style:parent-style-name="Standard">
      <style:text-properties fo:color="#000000" style:font-name="Open Sans" fo:font-size="12pt" officeooo:rsid="00539fb4" officeooo:paragraph-rsid="005018da" style:font-name-asian="Open Sans" style:font-size-asian="12pt" style:font-size-complex="12pt"/>
    </style:style>
    <style:style style:name="P83" style:family="paragraph" style:parent-style-name="Standard">
      <style:text-properties fo:color="#000000" style:font-name="Open Sans" fo:font-size="12pt" officeooo:rsid="0057dc22" officeooo:paragraph-rsid="0057dc22" style:font-name-asian="Open Sans" style:font-size-asian="12pt" style:font-size-complex="12pt"/>
    </style:style>
    <style:style style:name="P84" style:family="paragraph" style:parent-style-name="Standard">
      <style:text-properties fo:color="#000000" style:font-name="Open Sans" fo:font-size="12pt" officeooo:rsid="0058ee0e" officeooo:paragraph-rsid="0058ee0e" style:font-name-asian="Open Sans" style:font-size-asian="12pt" style:font-size-complex="12pt"/>
    </style:style>
    <style:style style:name="P85" style:family="paragraph" style:parent-style-name="Standard">
      <style:text-properties fo:color="#000000" style:font-name="Open Sans" fo:font-size="12pt" officeooo:rsid="005b9d5e" officeooo:paragraph-rsid="005b9d5e" style:font-name-asian="Open Sans" style:font-size-asian="12pt" style:font-size-complex="12pt"/>
    </style:style>
    <style:style style:name="P86" style:family="paragraph" style:parent-style-name="Standard">
      <style:text-properties fo:color="#000000" style:font-name="Open Sans" fo:font-size="12pt" officeooo:rsid="005e4e39" officeooo:paragraph-rsid="005e4e39" style:font-name-asian="Open Sans" style:font-size-asian="12pt" style:font-size-complex="12pt"/>
    </style:style>
    <style:style style:name="P87" style:family="paragraph" style:parent-style-name="Standard">
      <style:text-properties fo:color="#000000" style:font-name="Open Sans" fo:font-size="12pt" officeooo:rsid="005ec717" officeooo:paragraph-rsid="005ec717" style:font-name-asian="Open Sans" style:font-size-asian="12pt" style:font-size-complex="12pt"/>
    </style:style>
    <style:style style:name="P88" style:family="paragraph" style:parent-style-name="Standard">
      <style:text-properties fo:color="#000000" style:font-name="Open Sans" fo:font-size="12pt" officeooo:rsid="006001f4" officeooo:paragraph-rsid="006001f4" style:font-name-asian="Open Sans" style:font-size-asian="12pt" style:font-size-complex="12pt"/>
    </style:style>
    <style:style style:name="P89" style:family="paragraph" style:parent-style-name="Standard">
      <style:text-properties fo:color="#000000" style:font-name="Open Sans" fo:font-size="12pt" officeooo:rsid="006004ee" officeooo:paragraph-rsid="006004ee" style:font-name-asian="Open Sans" style:font-size-asian="12pt" style:font-size-complex="12pt"/>
    </style:style>
    <style:style style:name="P90" style:family="paragraph" style:parent-style-name="Standard">
      <style:text-properties fo:color="#000000" style:font-name="Open Sans" fo:font-size="12pt" officeooo:rsid="0064697b" officeooo:paragraph-rsid="0064697b" style:font-name-asian="Open Sans" style:font-size-asian="12pt" style:font-size-complex="12pt"/>
    </style:style>
    <style:style style:name="P91" style:family="paragraph" style:parent-style-name="Standard">
      <style:text-properties fo:color="#000000" style:font-name="Open Sans" fo:font-size="12pt" officeooo:rsid="0066648e" officeooo:paragraph-rsid="0066648e" style:font-name-asian="Open Sans" style:font-size-asian="12pt" style:font-size-complex="12pt"/>
    </style:style>
    <style:style style:name="P92" style:family="paragraph" style:parent-style-name="Standard">
      <style:text-properties fo:color="#000000" style:font-name="Open Sans" fo:font-size="12pt" officeooo:rsid="0067dc1d" officeooo:paragraph-rsid="0067dc1d" style:font-name-asian="Open Sans" style:font-size-asian="12pt" style:font-size-complex="12pt"/>
    </style:style>
    <style:style style:name="P93" style:family="paragraph" style:parent-style-name="Standard">
      <style:text-properties fo:color="#000000" style:font-name="Open Sans" fo:font-size="12pt" officeooo:rsid="00682588" officeooo:paragraph-rsid="00682588" style:font-name-asian="Open Sans" style:font-size-asian="12pt" style:font-size-complex="12pt"/>
    </style:style>
    <style:style style:name="P94" style:family="paragraph" style:parent-style-name="Standard">
      <style:text-properties fo:color="#000000" style:font-name="Open Sans" fo:font-size="12pt" officeooo:rsid="00691a9b" officeooo:paragraph-rsid="00682588" style:font-name-asian="Open Sans" style:font-size-asian="12pt" style:font-size-complex="12pt"/>
    </style:style>
    <style:style style:name="P95" style:family="paragraph" style:parent-style-name="Standard">
      <style:text-properties fo:color="#000000" style:font-name="Open Sans" fo:font-size="12pt" officeooo:rsid="00691a9b" officeooo:paragraph-rsid="00691a9b" style:font-name-asian="Open Sans" style:font-size-asian="12pt" style:font-size-complex="12pt"/>
    </style:style>
    <style:style style:name="P96" style:family="paragraph" style:parent-style-name="Standard">
      <style:text-properties fo:color="#000000" style:font-name="Open Sans" fo:font-size="12pt" officeooo:rsid="006a7072" officeooo:paragraph-rsid="006a7072" style:font-name-asian="Open Sans" style:font-size-asian="12pt" style:font-size-complex="12pt"/>
    </style:style>
    <style:style style:name="P97" style:family="paragraph" style:parent-style-name="Standard">
      <style:text-properties fo:color="#000000" style:font-name="Open Sans" fo:font-size="12pt" officeooo:rsid="006c31e7" officeooo:paragraph-rsid="006c31e7" style:font-name-asian="Open Sans" style:font-size-asian="12pt" style:font-size-complex="12pt"/>
    </style:style>
    <style:style style:name="P98" style:family="paragraph" style:parent-style-name="Standard">
      <style:text-properties fo:color="#000000" style:font-name="Open Sans" fo:font-size="12pt" officeooo:rsid="006df2d0" officeooo:paragraph-rsid="006df2d0" style:font-name-asian="Open Sans" style:font-size-asian="12pt" style:font-size-complex="12pt"/>
    </style:style>
    <style:style style:name="P99" style:family="paragraph" style:parent-style-name="Standard">
      <style:text-properties fo:color="#000000" style:font-name="Open Sans" fo:font-size="12pt" officeooo:rsid="006ee8fd" officeooo:paragraph-rsid="006ee8fd" style:font-name-asian="Open Sans" style:font-size-asian="12pt" style:font-size-complex="12pt"/>
    </style:style>
    <style:style style:name="P100" style:family="paragraph" style:parent-style-name="Standard">
      <style:text-properties fo:color="#000000" style:font-name="Open Sans" fo:font-size="12pt" officeooo:rsid="006f54a7" officeooo:paragraph-rsid="006f54a7" style:font-name-asian="Open Sans" style:font-size-asian="12pt" style:font-size-complex="12pt"/>
    </style:style>
    <style:style style:name="P101" style:family="paragraph" style:parent-style-name="Standard">
      <style:text-properties fo:color="#000000" style:font-name="Open Sans" fo:font-size="12pt" officeooo:rsid="00742054" officeooo:paragraph-rsid="00742054" style:font-name-asian="Open Sans" style:font-size-asian="12pt" style:font-size-complex="12pt"/>
    </style:style>
    <style:style style:name="P102" style:family="paragraph" style:parent-style-name="Standard">
      <style:text-properties fo:color="#000000" style:font-name="Open Sans" fo:font-size="12pt" officeooo:rsid="0074b69a" officeooo:paragraph-rsid="0074b69a" style:font-name-asian="Open Sans" style:font-size-asian="12pt" style:font-size-complex="12pt"/>
    </style:style>
    <style:style style:name="P103" style:family="paragraph" style:parent-style-name="Standard">
      <style:text-properties fo:color="#000000" style:font-name="Open Sans" fo:font-size="12pt" officeooo:rsid="0074fd28" officeooo:paragraph-rsid="0074fd28" style:font-name-asian="Open Sans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fo:color="#c9211e" style:font-name="Open Sans" fo:font-size="12pt" officeooo:rsid="006f54a7" officeooo:paragraph-rsid="006f54a7" style:font-name-asian="Open Sans" style:font-size-asian="12pt" style:font-size-complex="12pt"/>
    </style:style>
    <style:style style:name="P105" style:family="paragraph" style:parent-style-name="Standard">
      <style:text-properties fo:color="#c9211e" style:font-name="Open Sans" fo:font-size="12pt" officeooo:rsid="006f54a7" officeooo:paragraph-rsid="006f54a7" style:font-name-asian="Open Sans" style:font-size-asian="12pt" style:font-size-complex="12pt"/>
    </style:style>
    <style:style style:name="P106" style:family="paragraph" style:parent-style-name="Standard">
      <style:text-properties fo:color="#c9211e" officeooo:rsid="007509a1" officeooo:paragraph-rsid="007509a1"/>
    </style:style>
    <style:style style:name="P107" style:family="paragraph" style:parent-style-name="Standard">
      <style:text-properties officeooo:rsid="007509a1" officeooo:paragraph-rsid="007509a1"/>
    </style:style>
    <style:style style:name="P108" style:family="paragraph" style:parent-style-name="Standard">
      <style:text-properties officeooo:rsid="0076c865" officeooo:paragraph-rsid="0076c865"/>
    </style:style>
    <style:style style:name="P109" style:family="paragraph" style:parent-style-name="Standard">
      <style:text-properties officeooo:rsid="007833b4" officeooo:paragraph-rsid="007833b4"/>
    </style:style>
    <style:style style:name="P110" style:family="paragraph" style:parent-style-name="Standard">
      <style:text-properties officeooo:rsid="007833b4" officeooo:paragraph-rsid="007974b8"/>
    </style:style>
    <style:style style:name="P111" style:family="paragraph" style:parent-style-name="Standard">
      <style:text-properties officeooo:rsid="007833b4" officeooo:paragraph-rsid="007a4245"/>
    </style:style>
    <style:style style:name="P112" style:family="paragraph" style:parent-style-name="Standard">
      <style:text-properties officeooo:rsid="007833b4" officeooo:paragraph-rsid="007c835a"/>
    </style:style>
    <style:style style:name="P113" style:family="paragraph" style:parent-style-name="Standard">
      <style:text-properties officeooo:rsid="007974b8" officeooo:paragraph-rsid="007974b8"/>
    </style:style>
    <style:style style:name="P114" style:family="paragraph" style:parent-style-name="Standard">
      <style:text-properties officeooo:rsid="007974b8" officeooo:paragraph-rsid="007a4245"/>
    </style:style>
    <style:style style:name="P115" style:family="paragraph" style:parent-style-name="Standard">
      <style:text-properties officeooo:rsid="007a4245" officeooo:paragraph-rsid="007a4245"/>
    </style:style>
    <style:style style:name="P116" style:family="paragraph" style:parent-style-name="Standard">
      <style:text-properties officeooo:rsid="007c835a" officeooo:paragraph-rsid="007c835a"/>
    </style:style>
    <style:style style:name="P117" style:family="paragraph" style:parent-style-name="Standard">
      <style:text-properties officeooo:rsid="007fe7f6" officeooo:paragraph-rsid="007fe7f6"/>
    </style:style>
    <style:style style:name="P118" style:family="paragraph" style:parent-style-name="Standard">
      <style:text-properties officeooo:rsid="00800048" officeooo:paragraph-rsid="00800048"/>
    </style:style>
    <style:style style:name="T1" style:family="text">
      <style:text-properties officeooo:rsid="000964b0"/>
    </style:style>
    <style:style style:name="T2" style:family="text">
      <style:text-properties officeooo:rsid="0010582e"/>
    </style:style>
    <style:style style:name="T3" style:family="text">
      <style:text-properties officeooo:rsid="001166b7"/>
    </style:style>
    <style:style style:name="T4" style:family="text">
      <style:text-properties officeooo:rsid="0012a36b"/>
    </style:style>
    <style:style style:name="T5" style:family="text">
      <style:text-properties officeooo:rsid="0013ae2f"/>
    </style:style>
    <style:style style:name="T6" style:family="text">
      <style:text-properties officeooo:rsid="002349da"/>
    </style:style>
    <style:style style:name="T7" style:family="text">
      <style:text-properties officeooo:rsid="0023ed82"/>
    </style:style>
    <style:style style:name="T8" style:family="text">
      <style:text-properties officeooo:rsid="002945d9"/>
    </style:style>
    <style:style style:name="T9" style:family="text">
      <style:text-properties officeooo:rsid="0029e6f2"/>
    </style:style>
    <style:style style:name="T10" style:family="text">
      <style:text-properties officeooo:rsid="002bd408"/>
    </style:style>
    <style:style style:name="T11" style:family="text">
      <style:text-properties officeooo:rsid="003007b9"/>
    </style:style>
    <style:style style:name="T12" style:family="text">
      <style:text-properties officeooo:rsid="00303c63"/>
    </style:style>
    <style:style style:name="T13" style:family="text">
      <style:text-properties officeooo:rsid="0032e049"/>
    </style:style>
    <style:style style:name="T14" style:family="text">
      <style:text-properties officeooo:rsid="0037747b"/>
    </style:style>
    <style:style style:name="T15" style:family="text">
      <style:text-properties officeooo:rsid="003cd584"/>
    </style:style>
    <style:style style:name="T16" style:family="text">
      <style:text-properties fo:color="#000000"/>
    </style:style>
    <style:style style:name="T17" style:family="text">
      <style:text-properties fo:color="#000000" officeooo:rsid="003cd584"/>
    </style:style>
    <style:style style:name="T18" style:family="text">
      <style:text-properties fo:color="#000000" officeooo:rsid="0043452f"/>
    </style:style>
    <style:style style:name="T19" style:family="text">
      <style:text-properties fo:color="#000000" officeooo:rsid="0044b4c7"/>
    </style:style>
    <style:style style:name="T20" style:family="text">
      <style:text-properties fo:color="#000000" officeooo:rsid="004d9565"/>
    </style:style>
    <style:style style:name="T21" style:family="text">
      <style:text-properties fo:color="#000000" officeooo:rsid="00504e64"/>
    </style:style>
    <style:style style:name="T22" style:family="text">
      <style:text-properties fo:color="#000000" officeooo:rsid="00539fb4"/>
    </style:style>
    <style:style style:name="T23" style:family="text">
      <style:text-properties fo:color="#000000" officeooo:rsid="0055cb9f"/>
    </style:style>
    <style:style style:name="T24" style:family="text">
      <style:text-properties fo:color="#000000" officeooo:rsid="0059a7d6"/>
    </style:style>
    <style:style style:name="T25" style:family="text">
      <style:text-properties fo:color="#000000" officeooo:rsid="006004ee"/>
    </style:style>
    <style:style style:name="T26" style:family="text">
      <style:text-properties fo:color="#000000" officeooo:rsid="0066648e"/>
    </style:style>
    <style:style style:name="T27" style:family="text">
      <style:text-properties fo:color="#000000" officeooo:rsid="006c31e7"/>
    </style:style>
    <style:style style:name="T28" style:family="text">
      <style:text-properties fo:color="#000000" style:font-name="Open Sans" fo:font-size="12pt" officeooo:rsid="007509a1" style:font-name-asian="Open Sans" style:font-size-asian="12pt" style:font-size-complex="12pt"/>
    </style:style>
    <style:style style:name="T29" style:family="text">
      <style:text-properties officeooo:rsid="005d9060"/>
    </style:style>
    <style:style style:name="T30" style:family="text">
      <style:text-properties officeooo:rsid="00613186"/>
    </style:style>
    <style:style style:name="T31" style:family="text">
      <style:text-properties officeooo:rsid="006142d7"/>
    </style:style>
    <style:style style:name="T32" style:family="text">
      <style:text-properties officeooo:rsid="006ee8fd"/>
    </style:style>
    <style:style style:name="T33" style:family="text">
      <style:text-properties officeooo:rsid="006f54a7"/>
    </style:style>
    <style:style style:name="T34" style:family="text">
      <style:text-properties officeooo:rsid="006ff71c"/>
    </style:style>
    <style:style style:name="T35" style:family="text">
      <style:text-properties officeooo:rsid="007190f0"/>
    </style:style>
    <style:style style:name="T36" style:family="text">
      <style:text-properties officeooo:rsid="0072b044"/>
    </style:style>
    <style:style style:name="T37" style:family="text">
      <style:text-properties officeooo:rsid="0074b69a"/>
    </style:style>
    <style:style style:name="T38" style:family="text">
      <style:text-properties officeooo:rsid="0074fd28"/>
    </style:style>
    <style:style style:name="T39" style:family="text">
      <style:text-properties officeooo:rsid="007509a1"/>
    </style:style>
    <style:style style:name="T40" style:family="text">
      <style:text-properties officeooo:rsid="00769f8c"/>
    </style:style>
    <style:style style:name="T41" style:family="text">
      <style:text-properties officeooo:rsid="007833b4"/>
    </style:style>
    <style:style style:name="T42" style:family="text">
      <style:text-properties officeooo:rsid="007974b8"/>
    </style:style>
    <style:style style:name="T43" style:family="text">
      <style:text-properties officeooo:rsid="007a4245"/>
    </style:style>
    <style:style style:name="T44" style:family="text">
      <style:text-properties officeooo:rsid="007c835a"/>
    </style:style>
    <style:style style:name="T45" style:family="text">
      <style:text-properties officeooo:rsid="007e22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离散数学第一章</text:p>
      <text:p text:style-name="P51">1.1 命题逻辑</text:p>
      <text:h text:style-name="Heading_20_3" text:outline-level="3">1.1.3 条件语句</text:h>
      <text:p text:style-name="Text_20_body"/>
      <text:p text:style-name="P66">p → q 的真值表</text:p>
      <table:table table:name="条件语句pq真值表" table:style-name="条件语句pq真值表">
        <table:table-column table:style-name="条件语句pq真值表.A" table:number-columns-repeated="3"/>
        <table:table-row>
          <table:table-cell table:style-name="条件语句pq真值表.A1" office:value-type="string">
            <text:p text:style-name="P52">p</text:p>
          </table:table-cell>
          <table:table-cell table:style-name="条件语句pq真值表.A1" office:value-type="string">
            <text:p text:style-name="P52">q</text:p>
          </table:table-cell>
          <table:table-cell table:style-name="条件语句pq真值表.A1" office:value-type="string">
            <text:p text:style-name="P52">p→ q</text:p>
          </table:table-cell>
        </table:table-row>
        <table:table-row>
          <table:table-cell table:style-name="条件语句pq真值表.A1" office:value-type="string">
            <text:p text:style-name="P52">T</text:p>
          </table:table-cell>
          <table:table-cell table:style-name="条件语句pq真值表.A1" office:value-type="string">
            <text:p text:style-name="P52">T</text:p>
          </table:table-cell>
          <table:table-cell table:style-name="条件语句pq真值表.A1" office:value-type="string">
            <text:p text:style-name="P52">T</text:p>
          </table:table-cell>
        </table:table-row>
        <table:table-row>
          <table:table-cell table:style-name="条件语句pq真值表.A1" office:value-type="string">
            <text:p text:style-name="P52">T</text:p>
          </table:table-cell>
          <table:table-cell table:style-name="条件语句pq真值表.A1" office:value-type="string">
            <text:p text:style-name="P52">F</text:p>
          </table:table-cell>
          <table:table-cell table:style-name="条件语句pq真值表.A1" office:value-type="string">
            <text:p text:style-name="P52">F</text:p>
          </table:table-cell>
        </table:table-row>
        <table:table-row>
          <table:table-cell table:style-name="条件语句pq真值表.A1" office:value-type="string">
            <text:p text:style-name="P52">F</text:p>
          </table:table-cell>
          <table:table-cell table:style-name="条件语句pq真值表.A1" office:value-type="string">
            <text:p text:style-name="P52">T</text:p>
          </table:table-cell>
          <table:table-cell table:style-name="条件语句pq真值表.A1" office:value-type="string">
            <text:p text:style-name="P52">T</text:p>
          </table:table-cell>
        </table:table-row>
        <table:table-row>
          <table:table-cell table:style-name="条件语句pq真值表.A1" office:value-type="string">
            <text:p text:style-name="P52">F</text:p>
          </table:table-cell>
          <table:table-cell table:style-name="条件语句pq真值表.A1" office:value-type="string">
            <text:p text:style-name="P52">F</text:p>
          </table:table-cell>
          <table:table-cell table:style-name="条件语句pq真值表.A1" office:value-type="string">
            <text:p text:style-name="P52">T</text:p>
          </table:table-cell>
        </table:table-row>
      </table:table>
      <text:p text:style-name="P66"/>
      <text:p text:style-name="P66"/>
      <text:p text:style-name="P69">例 11 </text:p>
      <text:p text:style-name="P68">求条件语句的p → q 的逆命题, 逆否命题与反命题</text:p>
      <text:p text:style-name="P66"><text:span text:style-name="T1">a) </text:span>逆命题真值表</text:p>
      <text:p text:style-name="P67"/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53">p</text:p>
          </table:table-cell>
          <table:table-cell table:style-name="表格1.A1" office:value-type="string">
            <text:p text:style-name="P53">q</text:p>
          </table:table-cell>
          <table:table-cell table:style-name="表格1.A1" office:value-type="string">
            <text:p text:style-name="P53">p→ q</text:p>
          </table:table-cell>
          <table:table-cell table:style-name="表格1.A1" office:value-type="string">
            <text:p text:style-name="P56">q → p</text:p>
          </table:table-cell>
        </table:table-row>
        <table:table-row>
          <table:table-cell table:style-name="表格1.A1" office:value-type="string">
            <text:p text:style-name="P53">T</text:p>
          </table:table-cell>
          <table:table-cell table:style-name="表格1.A1" office:value-type="string">
            <text:p text:style-name="P53">T</text:p>
          </table:table-cell>
          <table:table-cell table:style-name="表格1.A1" office:value-type="string">
            <text:p text:style-name="P53">T</text:p>
          </table:table-cell>
          <table:table-cell table:style-name="表格1.A1" office:value-type="string">
            <text:p text:style-name="P59">T</text:p>
          </table:table-cell>
        </table:table-row>
        <table:table-row>
          <table:table-cell table:style-name="表格1.A1" office:value-type="string">
            <text:p text:style-name="P53">T</text:p>
          </table:table-cell>
          <table:table-cell table:style-name="表格1.A1" office:value-type="string">
            <text:p text:style-name="P53">F</text:p>
          </table:table-cell>
          <table:table-cell table:style-name="表格1.A1" office:value-type="string">
            <text:p text:style-name="P53">F</text:p>
          </table:table-cell>
          <table:table-cell table:style-name="表格1.A1" office:value-type="string">
            <text:p text:style-name="P60">T</text:p>
          </table:table-cell>
        </table:table-row>
        <table:table-row>
          <table:table-cell table:style-name="表格1.A1" office:value-type="string">
            <text:p text:style-name="P53">F</text:p>
          </table:table-cell>
          <table:table-cell table:style-name="表格1.A1" office:value-type="string">
            <text:p text:style-name="P53">T</text:p>
          </table:table-cell>
          <table:table-cell table:style-name="表格1.A1" office:value-type="string">
            <text:p text:style-name="P53">T</text:p>
          </table:table-cell>
          <table:table-cell table:style-name="表格1.A1" office:value-type="string">
            <text:p text:style-name="P61">F</text:p>
          </table:table-cell>
        </table:table-row>
        <table:table-row>
          <table:table-cell table:style-name="表格1.A1" office:value-type="string">
            <text:p text:style-name="P53">F</text:p>
          </table:table-cell>
          <table:table-cell table:style-name="表格1.A1" office:value-type="string">
            <text:p text:style-name="P53">F</text:p>
          </table:table-cell>
          <table:table-cell table:style-name="表格1.A1" office:value-type="string">
            <text:p text:style-name="P53">T</text:p>
          </table:table-cell>
          <table:table-cell table:style-name="表格1.A1" office:value-type="string">
            <text:p text:style-name="P61">T</text:p>
          </table:table-cell>
        </table:table-row>
      </table:table>
      <text:p text:style-name="P1"/>
      <text:p text:style-name="P2">b) 否命题真值表</text:p>
      <text:p text:style-name="P3"/>
      <table:table table:name="表格2" table:style-name="表格2">
        <table:table-column table:style-name="表格2.A" table:number-columns-repeated="2"/>
        <table:table-column table:style-name="表格2.C"/>
        <table:table-column table:style-name="表格2.A"/>
        <table:table-column table:style-name="表格2.E"/>
        <table:table-row>
          <table:table-cell table:style-name="表格2.A1" office:value-type="string">
            <text:p text:style-name="P54">p</text:p>
          </table:table-cell>
          <table:table-cell table:style-name="表格2.A1" office:value-type="string">
            <text:p text:style-name="P54">q</text:p>
          </table:table-cell>
          <table:table-cell table:style-name="表格2.A1" office:value-type="string">
            <text:p text:style-name="P54">!<text:span text:style-name="T2">p</text:span></text:p>
          </table:table-cell>
          <table:table-cell table:style-name="表格2.A1" office:value-type="string">
            <text:p text:style-name="P57">!<text:span text:style-name="T2">q</text:span></text:p>
          </table:table-cell>
          <table:table-cell table:style-name="表格2.A1" office:value-type="string">
            <text:p text:style-name="P57">!<text:span text:style-name="T2">p → !q</text:span></text:p>
          </table:table-cell>
        </table:table-row>
        <table:table-row>
          <table:table-cell table:style-name="表格2.A1" office:value-type="string">
            <text:p text:style-name="P54">T</text:p>
          </table:table-cell>
          <table:table-cell table:style-name="表格2.A1" office:value-type="string">
            <text:p text:style-name="P54">T</text:p>
          </table:table-cell>
          <table:table-cell table:style-name="表格2.A1" office:value-type="string">
            <text:p text:style-name="P62">F</text:p>
          </table:table-cell>
          <table:table-cell table:style-name="表格2.A1" office:value-type="string">
            <text:p text:style-name="P62">F</text:p>
          </table:table-cell>
          <table:table-cell table:style-name="表格2.A1" office:value-type="string">
            <text:p text:style-name="P62">T</text:p>
          </table:table-cell>
        </table:table-row>
        <table:table-row>
          <table:table-cell table:style-name="表格2.A1" office:value-type="string">
            <text:p text:style-name="P54">T</text:p>
          </table:table-cell>
          <table:table-cell table:style-name="表格2.A1" office:value-type="string">
            <text:p text:style-name="P54">F</text:p>
          </table:table-cell>
          <table:table-cell table:style-name="表格2.A1" office:value-type="string">
            <text:p text:style-name="P62">F</text:p>
          </table:table-cell>
          <table:table-cell table:style-name="表格2.A1" office:value-type="string">
            <text:p text:style-name="P62">T</text:p>
          </table:table-cell>
          <table:table-cell table:style-name="表格2.A1" office:value-type="string">
            <text:p text:style-name="P62">T</text:p>
          </table:table-cell>
        </table:table-row>
        <table:table-row>
          <table:table-cell table:style-name="表格2.A1" office:value-type="string">
            <text:p text:style-name="P54">F</text:p>
          </table:table-cell>
          <table:table-cell table:style-name="表格2.A1" office:value-type="string">
            <text:p text:style-name="P54">T</text:p>
          </table:table-cell>
          <table:table-cell table:style-name="表格2.A1" office:value-type="string">
            <text:p text:style-name="P62">T</text:p>
          </table:table-cell>
          <table:table-cell table:style-name="表格2.A1" office:value-type="string">
            <text:p text:style-name="P62">F</text:p>
          </table:table-cell>
          <table:table-cell table:style-name="表格2.A1" office:value-type="string">
            <text:p text:style-name="P62">F</text:p>
          </table:table-cell>
        </table:table-row>
        <table:table-row table:style-name="表格2.5">
          <table:table-cell table:style-name="表格2.A1" office:value-type="string">
            <text:p text:style-name="P54">F</text:p>
          </table:table-cell>
          <table:table-cell table:style-name="表格2.A1" office:value-type="string">
            <text:p text:style-name="P54">F</text:p>
          </table:table-cell>
          <table:table-cell table:style-name="表格2.A1" office:value-type="string">
            <text:p text:style-name="P62">T</text:p>
          </table:table-cell>
          <table:table-cell table:style-name="表格2.A1" office:value-type="string">
            <text:p text:style-name="P62">T</text:p>
          </table:table-cell>
          <table:table-cell table:style-name="表格2.A1" office:value-type="string">
            <text:p text:style-name="P62">T</text:p>
          </table:table-cell>
        </table:table-row>
      </table:table>
      <text:p text:style-name="P34"/>
      <text:p text:style-name="P4">c) 逆否命题</text:p>
      <text:p text:style-name="P5"/>
      <table:table table:name="表格3" table:style-name="表格3">
        <table:table-column table:style-name="表格3.A" table:number-columns-repeated="2"/>
        <table:table-column table:style-name="表格3.C"/>
        <table:table-column table:style-name="表格3.A"/>
        <table:table-column table:style-name="表格3.E"/>
        <table:table-row>
          <table:table-cell table:style-name="表格3.A1" office:value-type="string">
            <text:p text:style-name="P55">p</text:p>
          </table:table-cell>
          <table:table-cell table:style-name="表格3.A1" office:value-type="string">
            <text:p text:style-name="P55">q</text:p>
          </table:table-cell>
          <table:table-cell table:style-name="表格3.A1" office:value-type="string">
            <text:p text:style-name="P55">!<text:span text:style-name="T3">q</text:span></text:p>
          </table:table-cell>
          <table:table-cell table:style-name="表格3.A1" office:value-type="string">
            <text:p text:style-name="P58">!<text:span text:style-name="T3">p</text:span></text:p>
          </table:table-cell>
          <table:table-cell table:style-name="表格3.A1" office:value-type="string">
            <text:p text:style-name="P58">!<text:span text:style-name="T3">q</text:span><text:span text:style-name="T2"> → !</text:span><text:span text:style-name="T3">p</text:span></text:p>
          </table:table-cell>
        </table:table-row>
        <table:table-row>
          <table:table-cell table:style-name="表格3.A1" office:value-type="string">
            <text:p text:style-name="P55">T</text:p>
          </table:table-cell>
          <table:table-cell table:style-name="表格3.A1" office:value-type="string">
            <text:p text:style-name="P55">T</text:p>
          </table:table-cell>
          <table:table-cell table:style-name="表格3.A1" office:value-type="string">
            <text:p text:style-name="P63">F</text:p>
          </table:table-cell>
          <table:table-cell table:style-name="表格3.A1" office:value-type="string">
            <text:p text:style-name="P63">F</text:p>
          </table:table-cell>
          <table:table-cell table:style-name="表格3.A1" office:value-type="string">
            <text:p text:style-name="P63">T</text:p>
          </table:table-cell>
        </table:table-row>
        <table:table-row>
          <table:table-cell table:style-name="表格3.A1" office:value-type="string">
            <text:p text:style-name="P55">T</text:p>
          </table:table-cell>
          <table:table-cell table:style-name="表格3.A1" office:value-type="string">
            <text:p text:style-name="P55">F</text:p>
          </table:table-cell>
          <table:table-cell table:style-name="表格3.A1" office:value-type="string">
            <text:p text:style-name="P63">T</text:p>
          </table:table-cell>
          <table:table-cell table:style-name="表格3.A1" office:value-type="string">
            <text:p text:style-name="P63">F</text:p>
          </table:table-cell>
          <table:table-cell table:style-name="表格3.A1" office:value-type="string">
            <text:p text:style-name="P63">F</text:p>
          </table:table-cell>
        </table:table-row>
        <text:soft-page-break/>
        <table:table-row>
          <table:table-cell table:style-name="表格3.A1" office:value-type="string">
            <text:p text:style-name="P55">F</text:p>
          </table:table-cell>
          <table:table-cell table:style-name="表格3.A1" office:value-type="string">
            <text:p text:style-name="P55">T</text:p>
          </table:table-cell>
          <table:table-cell table:style-name="表格3.A1" office:value-type="string">
            <text:p text:style-name="P63">F</text:p>
          </table:table-cell>
          <table:table-cell table:style-name="表格3.A1" office:value-type="string">
            <text:p text:style-name="P63">T</text:p>
          </table:table-cell>
          <table:table-cell table:style-name="表格3.A1" office:value-type="string">
            <text:p text:style-name="P63">T</text:p>
          </table:table-cell>
        </table:table-row>
        <table:table-row table:style-name="表格3.5">
          <table:table-cell table:style-name="表格3.A1" office:value-type="string">
            <text:p text:style-name="P55">F</text:p>
          </table:table-cell>
          <table:table-cell table:style-name="表格3.A1" office:value-type="string">
            <text:p text:style-name="P55">F</text:p>
          </table:table-cell>
          <table:table-cell table:style-name="表格3.A1" office:value-type="string">
            <text:p text:style-name="P63">T</text:p>
          </table:table-cell>
          <table:table-cell table:style-name="表格3.A1" office:value-type="string">
            <text:p text:style-name="P63">T</text:p>
          </table:table-cell>
          <table:table-cell table:style-name="表格3.A1" office:value-type="string">
            <text:p text:style-name="P63">T</text:p>
          </table:table-cell>
        </table:table-row>
      </table:table>
      <text:p text:style-name="P35"/>
      <text:p text:style-name="P70">例 <text:span text:style-name="T4">14</text:span></text:p>
      <text:p text:style-name="P71">构造符合命题 <text:span text:style-name="T4">(p v !q) →(p ^ q) 的真值表</text:span></text:p>
      <table:table table:name="11例14" table:style-name="_31_1例14">
        <table:table-column table:style-name="_31_1例14.A" table:number-columns-repeated="5"/>
        <table:table-column table:style-name="_31_1例14.F"/>
        <table:table-row>
          <table:table-cell table:style-name="_31_1例14.A1" office:value-type="string">
            <text:p text:style-name="P64">p</text:p>
          </table:table-cell>
          <table:table-cell table:style-name="_31_1例14.A1" office:value-type="string">
            <text:p text:style-name="P64">q</text:p>
          </table:table-cell>
          <table:table-cell table:style-name="_31_1例14.A1" office:value-type="string">
            <text:p text:style-name="P65">!<text:span text:style-name="T5">q</text:span></text:p>
          </table:table-cell>
          <table:table-cell table:style-name="_31_1例14.A1" office:value-type="string">
            <text:p text:style-name="P64">p v! q</text:p>
          </table:table-cell>
          <table:table-cell table:style-name="_31_1例14.A1" office:value-type="string">
            <text:p text:style-name="P64">p ^ q</text:p>
          </table:table-cell>
          <table:table-cell table:style-name="_31_1例14.A1" office:value-type="string">
            <text:p text:style-name="P72">(p v !q) →(p ^ q)</text:p>
          </table:table-cell>
        </table:table-row>
        <table:table-row>
          <table:table-cell table:style-name="_31_1例14.A1" office:value-type="string">
            <text:p text:style-name="P64">T</text:p>
          </table:table-cell>
          <table:table-cell table:style-name="_31_1例14.A1" office:value-type="string">
            <text:p text:style-name="P64">T</text:p>
          </table:table-cell>
          <table:table-cell table:style-name="_31_1例14.A1" office:value-type="string">
            <text:p text:style-name="P64">F</text:p>
          </table:table-cell>
          <table:table-cell table:style-name="_31_1例14.A1" office:value-type="string">
            <text:p text:style-name="P64">T</text:p>
          </table:table-cell>
          <table:table-cell table:style-name="_31_1例14.A1" office:value-type="string">
            <text:p text:style-name="P64">T</text:p>
          </table:table-cell>
          <table:table-cell table:style-name="_31_1例14.A1" office:value-type="string">
            <text:p text:style-name="P64">T</text:p>
          </table:table-cell>
        </table:table-row>
        <table:table-row>
          <table:table-cell table:style-name="_31_1例14.A1" office:value-type="string">
            <text:p text:style-name="P64">T</text:p>
          </table:table-cell>
          <table:table-cell table:style-name="_31_1例14.A1" office:value-type="string">
            <text:p text:style-name="P64">F</text:p>
          </table:table-cell>
          <table:table-cell table:style-name="_31_1例14.A1" office:value-type="string">
            <text:p text:style-name="P64">T</text:p>
          </table:table-cell>
          <table:table-cell table:style-name="_31_1例14.A1" office:value-type="string">
            <text:p text:style-name="P64">T</text:p>
          </table:table-cell>
          <table:table-cell table:style-name="_31_1例14.A1" office:value-type="string">
            <text:p text:style-name="P64">F</text:p>
          </table:table-cell>
          <table:table-cell table:style-name="_31_1例14.A1" office:value-type="string">
            <text:p text:style-name="P64">F</text:p>
          </table:table-cell>
        </table:table-row>
        <table:table-row>
          <table:table-cell table:style-name="_31_1例14.A1" office:value-type="string">
            <text:p text:style-name="P64">F</text:p>
          </table:table-cell>
          <table:table-cell table:style-name="_31_1例14.A1" office:value-type="string">
            <text:p text:style-name="P64">T</text:p>
          </table:table-cell>
          <table:table-cell table:style-name="_31_1例14.A1" office:value-type="string">
            <text:p text:style-name="P64">F</text:p>
          </table:table-cell>
          <table:table-cell table:style-name="_31_1例14.A1" office:value-type="string">
            <text:p text:style-name="P64">F</text:p>
          </table:table-cell>
          <table:table-cell table:style-name="_31_1例14.A1" office:value-type="string">
            <text:p text:style-name="P64">F</text:p>
          </table:table-cell>
          <table:table-cell table:style-name="_31_1例14.A1" office:value-type="string">
            <text:p text:style-name="P64">T</text:p>
          </table:table-cell>
        </table:table-row>
        <table:table-row table:style-name="_31_1例14.5">
          <table:table-cell table:style-name="_31_1例14.A1" office:value-type="string">
            <text:p text:style-name="P64">F</text:p>
          </table:table-cell>
          <table:table-cell table:style-name="_31_1例14.A1" office:value-type="string">
            <text:p text:style-name="P64">F</text:p>
          </table:table-cell>
          <table:table-cell table:style-name="_31_1例14.A1" office:value-type="string">
            <text:p text:style-name="P64">T</text:p>
          </table:table-cell>
          <table:table-cell table:style-name="_31_1例14.A1" office:value-type="string">
            <text:p text:style-name="P64">T</text:p>
          </table:table-cell>
          <table:table-cell table:style-name="_31_1例14.A1" office:value-type="string">
            <text:p text:style-name="P64">F</text:p>
          </table:table-cell>
          <table:table-cell table:style-name="_31_1例14.A1" office:value-type="string">
            <text:p text:style-name="P64">F</text:p>
          </table:table-cell>
        </table:table-row>
      </table:table>
      <text:p text:style-name="P71"/>
      <text:p text:style-name="P6">练习</text:p>
      <text:p text:style-name="P7"/>
      <text:p text:style-name="P7">1</text:p>
      <text:p text:style-name="P8">a) 是命题, 真值为 T;</text:p>
      <text:p text:style-name="P9">b) 是命题, 真值为 F;</text:p>
      <text:p text:style-name="P9">c) 是命题, 真值为 T;</text:p>
      <text:p text:style-name="P9">d) 是命题, 真值为 F;</text:p>
      <text:p text:style-name="P9">e) 不是命题;</text:p>
      <text:p text:style-name="P9">f) 不是命题;</text:p>
      <text:p text:style-name="P9"/>
      <text:p text:style-name="P10">2</text:p>
      <text:p text:style-name="P10">a) 不是命题;</text:p>
      <text:p text:style-name="P10">b) 不是命题;</text:p>
      <text:p text:style-name="P10">c) 是命题, 真值为 F;</text:p>
      <text:p text:style-name="P10">d) 不是命题;</text:p>
      <text:p text:style-name="P10">e) 是命题, 真值为 F;</text:p>
      <text:p text:style-name="P10">f) 不是命题</text:p>
      <text:p text:style-name="P10"/>
      <text:p text:style-name="P10">3</text:p>
      <text:p text:style-name="P11">a) 并非 Linda 比 Sanjay 年轻, 即 Linda 不比 Sanjay 年轻;</text:p>
      <text:p text:style-name="P11">b) 并非 Mei 比Isabella 挣得多, 即 Mei 不比 Isabella 挣得多;</text:p>
      <text:p text:style-name="P11">c) 并非Moshe 比 Monica 高, 即 Moshe 不比 Monica 高;</text:p>
      <text:p text:style-name="P11">d) 并非 Abby 比 Ricardo 富有, 即 Abby 不比 Ricardo 富有;</text:p>
      <text:p text:style-name="P11"/>
      <text:p text:style-name="P12">4</text:p>
      <text:p text:style-name="P13">a) Janice 并没有比 Juan 多 Facebook 好友;</text:p>
      <text:p text:style-name="P13">b) Quincy 并没有 Venkat 聪明;</text:p>
      <text:p text:style-name="P13">c) Zelda 开车去学校的里程比 Paola 近;</text:p>
      <text:p text:style-name="P13">d) Briana 睡觉的时间比 Gloria 短;</text:p>
      <text:p text:style-name="P14"><text:soft-page-break/>5</text:p>
      <text:p text:style-name="P14">a) Mei 没有 MP3 播放器;</text:p>
      <text:p text:style-name="P14">b) 新泽西有污染;</text:p>
      <text:p text:style-name="P14">c) 2 + 1 != 3;</text:p>
      <text:p text:style-name="P14">d) 缅因州的夏天并不热或者不晒;</text:p>
      <text:p text:style-name="P14"/>
      <text:p text:style-name="P15">6</text:p>
      <text:p text:style-name="P15">a) Jennifer 和 Teja 并不是朋友;</text:p>
      <text:p text:style-name="P15">b) 面包师说的一打没有 13 个;</text:p>
      <text:p text:style-name="P15">c) Abby 每天发送不超过 100 条文本信息;</text:p>
      <text:p text:style-name="P15">d) 121 并不是一个完全平方数;</text:p>
      <text:p text:style-name="P15"/>
      <text:p text:style-name="P15">7</text:p>
      <text:p text:style-name="P15">a) Steve 的笔记本电脑有少于等于 100GB空闲磁盘空间;</text:p>
      <text:p text:style-name="P15">b) Zach 没有阻止来自 Jennifer 的邮件, 或者Zach 并没有阻止来自 Jennifer 的短信;</text:p>
      <text:p text:style-name="P15">c) 7 * 11 * 13 != 999;</text:p>
      <text:p text:style-name="P15">d) <text:s/>Diane 周日骑自行车并没有骑 100 英里;</text:p>
      <text:p text:style-name="P15"/>
      <text:p text:style-name="P16">8</text:p>
      <text:p text:style-name="P16">a) <text:span text:style-name="T6">288 MB &gt; 256 MB &gt; 128 MB, 命题真值为 T;</text:span></text:p>
      <text:p text:style-name="P16"/>
      <text:p text:style-name="P17">b) 令命题 p 为 “智能手机 C 比智能手机 B 具有更多的 ROM”, q 为 ”智能手机 C 比智能手机 B 具有更高分辨率的相机”, 命题为 <text:span text:style-name="T7">p v q, 命题真值为 T;</text:span></text:p>
      <text:p text:style-name="P18"/>
      <text:p text:style-name="P19">c)</text:p>
      <text:p text:style-name="P19">令命题 p 为 “智能手机 B 比智能手机 A 具有更多的 RAM”,</text:p>
      <text:p text:style-name="P19">q 为 “智能手机 B 比智能手机 A 具有更多的 ROM”, </text:p>
      <text:p text:style-name="P19">r 为 “智能手机 B 比智能手机 A 具有更高分辨率的相机”, </text:p>
      <text:p text:style-name="P19">命题可以表示为 p ^ q ^ r, 命题的真值为 <text:span text:style-name="T8">F (命题 r 为 F);</text:span></text:p>
      <text:p text:style-name="P18"/>
      <text:p text:style-name="P20">d)</text:p>
      <text:p text:style-name="P20">令命题 p 为 “智能手机B比智能手机C有更多的RAM”, </text:p>
      <text:p text:style-name="P20">q 为 “智能手机B比智能手机C有更多的ROM”, </text:p>
      <text:p text:style-name="P20">r 为 “智能手机B比智能手机C有更高的分辨率”</text:p>
      <text:p text:style-name="P20">命题可以表示为 (p ^ q) → r, 命题的真值为 <text:span text:style-name="T9">F (p ^ q 为 T, 但是 r 为 F);</text:span></text:p>
      <text:p text:style-name="P20"/>
      <text:p text:style-name="P21">e)</text:p>
      <text:p text:style-name="P21">令命题 p 为 “智能手机 A 比智能手机B具有更多的 RAM”,</text:p>
      <text:p text:style-name="P21">令命题 q 为 “智能手机 B 比智能手机A具有更多的 RAM”,</text:p>
      <text:p text:style-name="P21">命题可以表示为 <text:span text:style-name="T10">p ↔ q, 命题的真值为 F;</text:span></text:p>
      <text:p text:style-name="P21"/>
      <text:p text:style-name="P73"/>
      <text:p text:style-name="P22">9</text:p>
      <text:p text:style-name="P22">a) 真值为 F;</text:p>
      <text:p text:style-name="P22">b) <text:span text:style-name="T13">p ^ q, </text:span>真值为 <text:span text:style-name="T11">T;</text:span></text:p>
      <text:p text:style-name="P23">c) <text:span text:style-name="T13">p v q, </text:span>真值为 <text:span text:style-name="T12">T;</text:span></text:p>
      <text:p text:style-name="P24">d) <text:span text:style-name="T13">p → q, </text:span>真值为 <text:span text:style-name="T13">T;</text:span></text:p>
      <text:p text:style-name="P25">e) p ↔ q, 真值为 T;</text:p>
      <text:p text:style-name="P25"/>
      <text:p text:style-name="P25">10</text:p>
      <text:p text:style-name="P26">a) 本周我没有买彩票;</text:p>
      <text:p text:style-name="P27">b) 本周我买了一张彩票, 或者我赢得了百万元大奖;</text:p>
      <text:p text:style-name="P28">c) 如果我本周买了一张彩票, 则我赢得了百万元大奖;</text:p>
      <text:p text:style-name="P28">d) 本周我买了一张彩票并且赢得了百万元大奖;</text:p>
      <text:p text:style-name="P28">e) 我赢得了百万元大奖当且仅当我本周买了一张彩票;</text:p>
      <text:p text:style-name="P29">f) 如果我本周没有买彩票, 则我没有赢得百万元大奖;</text:p>
      <text:p text:style-name="P30">g) 本周我没有买彩票并且我<text:span text:style-name="T14">没有赢得百万元大奖;</text:span></text:p>
      <text:p text:style-name="P30">h) 本周我没有买彩票, 或者本周我买了一张彩票并赢得百万元大奖;</text:p>
      <text:p text:style-name="P30"/>
      <text:p text:style-name="P31">11</text:p>
      <text:p text:style-name="P32">a) !q, 在海岸附近没有发现鲨鱼;</text:p>
      <text:p text:style-name="P33"><text:span text:style-name="T15">b) p v q,</text:span> 在新泽西海岸游泳时允许的并且在海岸附近发现过鲨鱼;</text:p>
      <text:p text:style-name="P32">c) !p v p, 在新泽西海岸游泳是不被允许的或在海岸附近发现鲨鱼;</text:p>
      <text:p text:style-name="P32">d) p → !q, 在新泽西海岸游泳是被允许的仅当在海岸附近没有发现鲨鱼; (如果...则...)</text:p>
      <text:p text:style-name="P32">e) !q → p, 如果在海岸附近发现鲨鱼, 则在新泽西海岸附近游泳是允许的;</text:p>
      <text:p text:style-name="P32">f) !p → !q, 如果在新泽西海岸附近游泳不允许的, 则在海岸附近没有发现鲨鱼;</text:p>
      <text:p text:style-name="P32">g) p ↔ !q, 在新泽西海岸附近允许游泳当且仅当在海岸附近没有发现鲨鱼;</text:p>
      <text:p text:style-name="P36"><text:span text:style-name="T15">h)</text:span> !<text:span text:style-name="T15">p ^ (p v !q), 在新泽西海安游泳是不允许的, 并且或者在新泽西海岸游泳是允许或者在海岸发现鲨鱼</text:span><text:span text:style-name="T17"><text:line-break/></text:span></text:p>
      <text:p text:style-name="P37"><text:span text:style-name="T17">1</text:span><text:span text:style-name="T16">2</text:span></text:p>
      <text:p text:style-name="P37"><text:span text:style-name="T16">a) !</text:span><text:span text:style-name="T18">p, </text:span><text:span text:style-name="T16">并非选举已经有了结果;</text:span></text:p>
      <text:p text:style-name="P75">b) p v q, 选举已经有了结果, 或者选票已经计算完毕;</text:p>
      <text:p text:style-name="P38"><text:span text:style-name="T16">c) !</text:span><text:span text:style-name="T19">p ^ q, 并非选举已经有了结果, 并且选票已经计算完毕;</text:span></text:p>
      <text:p text:style-name="P39"><text:span text:style-name="T19">d</text:span><text:span text:style-name="T16">) q → p, 如果选票已经计算完毕, 则选举已经有了结果;</text:span></text:p>
      <text:p text:style-name="P76">e) !q → !p, 如果选票没有计算完毕, 则选举并非已经有了结果;</text:p>
      <text:p text:style-name="P77">f) !p → !q, 如果选举并非有了结果, 则选票没有计算完毕;</text:p>
      <text:p text:style-name="P78">g) p ↔ q, 选举已经有了结果仅当选票已经计算完毕;</text:p>
      <text:p text:style-name="P40"><text:span text:style-name="T16">h) !q V (!p ^ q), 选举并非已经计算完</text:span><text:span text:style-name="T20">毕, 或者选举并非已经有了结果并且选票已经计算完毕</text:span></text:p>
      <text:p text:style-name="P79"/>
      <text:p text:style-name="P80">13</text:p>
      <text:p text:style-name="P81">a) p ^ q;</text:p>
      <text:p text:style-name="P81">b) p ^ !q;</text:p>
      <text:p text:style-name="P81">c) !p ^ !q;</text:p>
      <text:p text:style-name="P81">d) q v p;</text:p>
      <text:p text:style-name="P81"><text:soft-page-break/>e) p → q;</text:p>
      <text:p text:style-name="P41"><text:span text:style-name="T16">f) (p v q) ^ (p → !q); </text:span><text:span text:style-name="T21">(这一题走运蒙对的);</text:span></text:p>
      <text:p text:style-name="P41"><text:span text:style-name="T16">g) p ↔ q; </text:span><text:span text:style-name="T22">(这一题的答案有问题 </text:span><text:span text:style-name="T23">q ↔ p</text:span><text:span text:style-name="T22">);</text:span></text:p>
      <text:p text:style-name="P82"/>
      <text:p text:style-name="P42"><text:span text:style-name="T22">1</text:span><text:span text:style-name="T16">4</text:span></text:p>
      <text:p text:style-name="P83">a) p → q, 如果你得了流感, 则你错过了期末考试;</text:p>
      <text:p text:style-name="P84">b) !q ↔ r, 你没有错过期末考试当且仅当这门课你通过了;</text:p>
      <text:p text:style-name="P84">c) q → !r, 如果你错过了这门考试, 则这门课你没有通过;</text:p>
      <text:p text:style-name="P43"><text:span text:style-name="T16">d) p v q v r, <text:s/></text:span><text:span text:style-name="T24">你得了流感, 或者你这门课通过了, 或者你错过了期末考试;</text:span></text:p>
      <text:p text:style-name="P44"><text:span text:style-name="T24">e</text:span><text:span text:style-name="T16">) (p → !r) v (q→!r), 如果你得了流感则这门课你没有通过, 或者如果你错过了期末考试则这门课你没有通过; (如果你得了流感或者你错过了期末考试, 则这门课你没有通过)</text:span></text:p>
      <text:p text:style-name="P85">f) (p ^ q) v (!q ^ r), 你得了流感并且你错过了期末考试, 或者你错过了期末考试并且你这门课通过了;</text:p>
      <text:p text:style-name="P85"/>
      <text:p text:style-name="P85">15</text:p>
      <text:p text:style-name="P85">a) !p;</text:p>
      <text:p text:style-name="P85">b) p ^ !q;</text:p>
      <text:p text:style-name="P85">c) p → q;</text:p>
      <text:p text:style-name="P85">d) !p → !q;</text:p>
      <text:p text:style-name="P48">e) p ↔ q <text:span text:style-name="T29">(错误, 正确答案为 p → q, 语境实际为如果...就...)</text:span>;</text:p>
      <text:p text:style-name="P85">f) q ^ !p 或者 !p ^ q;</text:p>
      <text:p text:style-name="P85">g) q → p;</text:p>
      <text:p text:style-name="P85"/>
      <text:p text:style-name="P86">16</text:p>
      <text:p text:style-name="P87">a) p ^ !q;</text:p>
      <text:p text:style-name="P87">b) p ^ q ^ r;</text:p>
      <text:p text:style-name="P87">c) p → r;</text:p>
      <text:p text:style-name="P87">d) p ^ !q ^ r;</text:p>
      <text:p text:style-name="P87">e) (p ^ q) → r;</text:p>
      <text:p text:style-name="P87">f) r ↔ (p v q); </text:p>
      <text:p text:style-name="P87"/>
      <text:p text:style-name="P88">17</text:p>
      <text:p text:style-name="P88">a) r ^ !p;</text:p>
      <text:p text:style-name="P49">b) !p ^ q ^ r; <text:span text:style-name="T30">(错题)</text:span></text:p>
      <text:p text:style-name="P88">c) r → (q ↔ !p);</text:p>
      <text:p text:style-name="P45"><text:span text:style-name="T16">d) !q ^ !</text:span><text:span text:style-name="T25">p ^ r;</text:span></text:p>
      <text:p text:style-name="P50">e) q → (!r ^ !p); <text:span text:style-name="T31">(理解必要条件与必要不充分条件的区别) (q→(!r ^ !q)) ^ !((!r→!q) → q)</text:span></text:p>
      <text:p text:style-name="P89">f) (p ^ r) → !q;</text:p>
      <text:p text:style-name="P89"/>
      <text:p text:style-name="P90">18</text:p>
      <text:p text:style-name="P46"><text:span text:style-name="T16">a) </text:span><text:span text:style-name="T26">令</text:span><text:span text:style-name="T16"> p </text:span><text:span text:style-name="T26">为</text:span><text:span text:style-name="T16"> 2 + 2 = 4, q </text:span><text:span text:style-name="T26">为</text:span><text:span text:style-name="T16"> 1 + 1 = 2, </text:span><text:span text:style-name="T26"><text:s/>语句真值为 T;</text:span></text:p>
      <text:p text:style-name="P91">b) 令p 为 1 + 2 = 2, q 为 2 + 3 = 4, 语句真值为 F;</text:p>
      <text:p text:style-name="P91">c) 令 p 为 1 + 1 = 3, q 为猴子会飞, 语句1为真;</text:p>
      <text:p text:style-name="P91">d) 令 p 为 0 &gt; 1, q 为 2 &gt; 1, 语句为假; </text:p>
      <text:p text:style-name="P92"><text:soft-page-break/>19</text:p>
      <text:p text:style-name="P92">a) 令语句 p 为 1 + 1 = 2, q 为 2 + 2 = 5, (p → q), 语句真值为 F;</text:p>
      <text:p text:style-name="P92">b) 令语句 p 为 1 + 1 = 3, q 为 2 + 2 = 4, (p → q), 语句真值为 T;</text:p>
      <text:p text:style-name="P92">c) 令语句 p 为 1 + 1 = 3, q 为 1 + 1 = 5, (p → q), 语句真值为 T;</text:p>
      <text:p text:style-name="P92">d) 令语句 p 为 猴子会飞, q 为 1 + 1 = 3, (p → q), 语句真值为 T;</text:p>
      <text:p text:style-name="P92"/>
      <text:p text:style-name="P93">20</text:p>
      <text:p text:style-name="P93">a) 令语句 p 为 1 + 1 = 3, q 为独角兽存在, (p → q), 语句真值为 T;</text:p>
      <text:p text:style-name="P93">b) 令语句 p 为 1 + 1 = 3, q 为狗会飞, (p → q), 语句真值为 T;</text:p>
      <text:p text:style-name="P93">c) 令语句 p 为 1 + 1 = 2, q 为狗能飞, (p → q), 语句真值为 F;</text:p>
      <text:p text:style-name="P93">d) 令语句 p 为 2 + 2 = 4, q 为 1 + 2 = 3, (p → q), 语句真值为 T;</text:p>
      <text:p text:style-name="P93"/>
      <text:p text:style-name="P94">21</text:p>
      <text:p text:style-name="P95">a) 异或, 一份晚餐只能从咖啡,茶这两者中选取一样, 不能又喝咖啡又喝茶;</text:p>
      <text:p text:style-name="P95">b) 兼或, 口令至少包含 3 个数字 与 口令至少 8 个字符长不冲突;</text:p>
      <text:p text:style-name="P95">c) 兼或,表示数论, 密码学的其中一门或者两都学习过了都有资格修当前这门课程;</text:p>
      <text:p text:style-name="P95">d) 异或, 只能使用欧元, 美元其中一种货币进行支付, 不能既使用欧元又使用美元支付;</text:p>
      <text:p text:style-name="P95"/>
      <text:p text:style-name="P96">22</text:p>
      <text:p text:style-name="P47"><text:span text:style-name="T16">a) 兼或, 要求至少有 C++ 或 Java 一种语言的经验, 既有 Java, 又有 C++ 经验的</text:span><text:span text:style-name="T27">更佳;</text:span></text:p>
      <text:p text:style-name="P97">b) 异或, 汤和沙拉只能选取一种;</text:p>
      <text:p text:style-name="P98">c) 兼或, 选民登记卡代表了该人是持有该国护照的合法公民, 两种都能证明能够入境</text:p>
      <text:p text:style-name="P98">d) 异或, 销毁既不能出版, 两种行为互斥;</text:p>
      <text:p text:style-name="P98"/>
      <text:p text:style-name="P98">23</text:p>
      <text:p text:style-name="P98">a) 兼或, 两门先修课程够修习过得更容易学习离散数学;</text:p>
      <text:p text:style-name="P98">b) 异或, 两种优惠只能选取其中一种;</text:p>
      <text:p text:style-name="P98">c) 异或, 套餐只能二选一, 要么选 A 栏的菜, 要么选 B 栏的菜;</text:p>
      <text:p text:style-name="P98">d) 兼或, 寒风指数低于 -100F时有可能下雪超过两英尺;</text:p>
      <text:p text:style-name="P98"/>
      <text:p text:style-name="P98">24</text:p>
      <text:p text:style-name="P98">a) <text:span text:style-name="T32">如果想要晋升, 则帮老板洗车是很有必要的;</text:span></text:p>
      <text:p text:style-name="P99">b) 如果吹南风, 怎预示着春天要来了;</text:p>
      <text:p text:style-name="P99">c) 如果你的计算机购买时间不超过一年, 则你的保修单有效;</text:p>
      <text:p text:style-name="P99">d) 如果Willy 只有行骗, 则他就会被抓住;</text:p>
      <text:p text:style-name="P99">e) 如果你支付了订阅费, 则你可以访问网站;</text:p>
      <text:p text:style-name="P99">f) 如果你了解合适的人群, 则会当选;</text:p>
      <text:p text:style-name="P99">g) 如果Carol 坐船, 则他会晕船;</text:p>
      <text:p text:style-name="P99"/>
      <text:p text:style-name="P99">25</text:p>
      <text:p text:style-name="P99">a) <text:span text:style-name="T33">如果刮东北风, 则天会下雪;</text:span></text:p>
      <text:p text:style-name="P100">b) 如果天暖持续一周, 则苹果树会开花;</text:p>
      <text:p text:style-name="P104">c) 如果活塞队打败了湖人队, 则活塞队赢得冠军; <text:span text:style-name="T34">(错误 答案是如果活塞队赢得了冠军, 则</text:span><text:span text:style-name="T37">意味着</text:span><text:span text:style-name="T34">他们打败了湖人队)</text:span></text:p>
      <text:p text:style-name="P105"><text:soft-page-break/>d) 如果走了 8 英里, 则会到达朗斯峰的顶峰; <text:span text:style-name="T35">(错误 答案是如果你到达朗斯峰的顶峰, 则你一定走了8英里)</text:span></text:p>
      <text:p text:style-name="P100">e) 如果能够闻名世界, 则能够得到想要的终身教授职位;</text:p>
      <text:p text:style-name="P100">f) 如果你驾车超过 400 英里, 则需要买汽油了; (当前油箱只能保证汽车能跑 400 英里)</text:p>
      <text:p text:style-name="P105">g) 如果你购买的 CD 机不超过 90 天, 则你的保修单是有效的; <text:span text:style-name="T36">(错误, 为 p 仅当 q 模式 答案是如果你保修单是有效的, 则你购买的CD机不超过 90 天)</text:span></text:p>
      <text:p text:style-name="P100">h) 如果水温正合适, 则 Jan 会去游泳;</text:p>
      <text:p text:style-name="P100">g) 如果人们都相信科学, 则我们将会拥有美好的未来;</text:p>
      <text:p text:style-name="P100"/>
      <text:p text:style-name="P101">26</text:p>
      <text:p text:style-name="P102">a) 如果我会记得把地址发给你, 则<text:span text:style-name="T38">你给我发一封电子邮件;</text:span></text:p>
      <text:p text:style-name="P103">b) 如果你生在美国, 则你会成为美国公民;</text:p>
      <text:p text:style-name="P103">c) 如果你保存好课本, 则它将会是你未来其它课程有用的参考书;</text:p>
      <text:p text:style-name="P103">d) 如果红翼队的守门员表现出色, 则红翼队将赢得斯坦利杯;</text:p>
      <text:p text:style-name="P103">e) 如果你有好的信誉, 则你将获得这一职位;</text:p>
      <text:p text:style-name="P103">f) <text:span text:style-name="T39">如果有风暴, 则沙滩会受到侵蚀;</text:span></text:p>
      <text:p text:style-name="Standard"><text:span text:style-name="T28">g) </text:span><text:span text:style-name="T39">如果有一个有效地口令, 则你才能够登录到服务器;</text:span></text:p>
      <text:p text:style-name="P107">h) 如果你早点开始爬山, 则你可以登顶;</text:p>
      <text:p text:style-name="P107">I) 如果你是明天的前 100 位顾客，则你能获得一个免费的冰激凌;</text:p>
      <text:p text:style-name="P107"/>
      <text:p text:style-name="P107">27</text:p>
      <text:p text:style-name="P106">a) 外边很热当且仅当你买冰激凌蛋卷 <text:span text:style-name="T40">(错误, 正确答案为 你可以买冰激凌蛋卷当且仅当外边很热)</text:span>;</text:p>
      <text:p text:style-name="P107">b) 你赢得竞赛当且仅当你有唯一的获胜券;</text:p>
      <text:p text:style-name="P107">c) 你获得提拔当且仅当你有关系网;</text:p>
      <text:p text:style-name="P106">d) 你看电视当且仅当你心智会衰退; <text:span text:style-name="T40">(错误, 正确答案为 你心智衰退当且仅当你看电视)</text:span></text:p>
      <text:p text:style-name="P107">e) 火车在那些日子晚点当前仅当在我乘坐火车<text:span text:style-name="T40">这些时间</text:span>;</text:p>
      <text:p text:style-name="P107"/>
      <text:p text:style-name="P108">28</text:p>
      <text:p text:style-name="P108">a) 你这门课得A当且仅当你学习如何求解离散数学问题;</text:p>
      <text:p text:style-name="P108">b) 你了解情况当且仅当你每天看报;</text:p>
      <text:p text:style-name="P108">c) 天要下雨当且仅当当天是周末;</text:p>
      <text:p text:style-name="P108">d) 你能看到巫师当且仅当巫师不在家;</text:p>
      <text:p text:style-name="P108">e) 我的航班晚点当且仅当在我需要赶后续航班的时候;</text:p>
      <text:p text:style-name="P108"/>
      <text:p text:style-name="P108">2<text:span text:style-name="T41">9</text:span></text:p>
      <text:p text:style-name="P109">a) p<text:span text:style-name="T42">是</text:span> 今晚下雪, q<text:span text:style-name="T42">是</text:span> 我明天去滑雪, p → q</text:p>
      <text:p text:style-name="P109">逆命题: q→p, <text:s/>如果我明天去滑雪, 则今晚下雪;</text:p>
      <text:p text:style-name="P109">逆否命题: !q → !p, 如果我明天没有去滑雪, 则今晚没有下雪;</text:p>
      <text:p text:style-name="P109">反命题: !p → !q, 如果今晚没有下雪, 则我明天不去滑雪;</text:p>
      <text:p text:style-name="P109"/>
      <text:p text:style-name="P109">b) p <text:span text:style-name="T42">是 有测验, q 是 我来上课, p → q</text:span></text:p>
      <text:p text:style-name="P113">逆命题: q → p, 如果我来上课, 则有测验;</text:p>
      <text:p text:style-name="P110">逆否命题: !q → !p, <text:span text:style-name="T42">如果我没有来上课, 则没有测验;</text:span></text:p>
      <text:p text:style-name="P110">反命题: !p → !q, <text:span text:style-name="T42">如果没有测验, 则我不来上课;</text:span></text:p>
      <text:p text:style-name="P110"/>
      <text:p text:style-name="P115">c) p 是 一个正整数是素数, q 是 它没有 1 和自身以外的因子, p → q</text:p>
      <text:p text:style-name="P114">逆命题: q → p, 如果<text:span text:style-name="T43">一个数它没有 1 和自身以外的因子</text:span>, 则<text:span text:style-name="T43">它是素数</text:span>;</text:p>
      <text:p text:style-name="P111">逆否命题: !q → !p, <text:span text:style-name="T42">如果</text:span><text:span text:style-name="T43">一个数它有 1 和自身以外的因子</text:span><text:span text:style-name="T42">, 则</text:span><text:span text:style-name="T43">它是非素数</text:span><text:span text:style-name="T42">;</text:span></text:p>
      <text:p text:style-name="P111">反命题: !p → !q, <text:span text:style-name="T42">如果</text:span><text:span text:style-name="T43">一个数它是非素数</text:span><text:span text:style-name="T42">, 则</text:span><text:span text:style-name="T43">它有 1 和自身以外的因子</text:span><text:span text:style-name="T42">;</text:span></text:p>
      <text:p text:style-name="P116"><text:soft-page-break/>30</text:p>
      <text:p text:style-name="P116">a) p 为 今晚下雪, q 为 我呆在家里, p → q</text:p>
      <text:p text:style-name="P112">逆命题: q→p, <text:s/>如果我<text:span text:style-name="T44">呆在家里</text:span>, 则今晚下雪;</text:p>
      <text:p text:style-name="P112">逆否命题: !q → !p, 如果我<text:span text:style-name="T44">今晚没有呆在家里</text:span>, 则今晚没有下雪;</text:p>
      <text:p text:style-name="P112">反命题: !p → !q, 如果今晚没有下雪, 则我<text:span text:style-name="T44">不会呆在家里</text:span>;</text:p>
      <text:p text:style-name="P112"/>
      <text:p text:style-name="P116">b) p 为 当前季节是阳关充足的夏天 <text:span text:style-name="T45">(解读为阳光充足或季节是夏天?)</text:span>, q 为 我去海滩, p → q</text:p>
      <text:p text:style-name="P112">逆命题: q→p, <text:s/>如果我<text:span text:style-name="T44">去海滩</text:span>, 则<text:span text:style-name="T44">季节是夏天</text:span><text:span text:style-name="T45">或当前的阳光充足</text:span>;</text:p>
      <text:p text:style-name="P112">逆否命题: !q → !p, 如果我<text:span text:style-name="T44">没有去海滩</text:span>, 则<text:span text:style-name="T44">季节并非是夏天</text:span><text:span text:style-name="T45">且阳光不充足</text:span>;</text:p>
      <text:p text:style-name="P112">反命题: !p → !q, 如果<text:span text:style-name="T45">季节不是夏天且阳光不充足</text:span>, 则我<text:span text:style-name="T45">没有去海滩</text:span>;</text:p>
      <text:p text:style-name="P112"/>
      <text:p text:style-name="P117">31</text:p>
      <text:p text:style-name="P117">a) 2 个; <text:s/>b) 16 个; <text:s/>c) 64 个; <text:s/>d) 16 个;</text:p>
      <text:p text:style-name="P117"/>
      <text:p text:style-name="P118">32</text:p>
      <text:p text:style-name="P118">a) 4 个; <text:s/>b) 8 个; <text:s/>c) 64 个; <text:s/>d) 32 个;</text:p>
      <text:p text:style-name="P118"/>
      <text:p text:style-name="P1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0-12-07T01:55:35.051000000</dc:date>
    <meta:editing-duration>PT8H50M33S</meta:editing-duration>
    <meta:editing-cycles>113</meta:editing-cycles>
    <meta:document-statistic meta:table-count="5" meta:image-count="0" meta:object-count="0" meta:page-count="8" meta:paragraph-count="349" meta:word-count="4097" meta:character-count="5905" meta:non-whitespace-character-count="4858"/>
  </office:meta>
</office:document-meta>
</file>